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o lines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0" calcext:value-type="float">
            <text:p>06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" calcext:value-type="float">
            <text:p>062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3" calcext:value-type="float">
            <text:p>063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 lines about ransom could use more editing, but if the audio-sync might get fixed then this will be awkwar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ame as abov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2:49:54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26T13:36:46.586000000</dc:date>
    <meta:editing-duration>P2DT7H13M34S</meta:editing-duration>
    <meta:editing-cycles>111</meta:editing-cycles>
    <meta:document-statistic meta:table-count="1" meta:cell-count="440" meta:object-count="0"/>
  </office:meta>
</office:document-meta>
</file>